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(Body)" svg:font-family="&quot;Calibri (Body)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 (Body)" style:font-name-asian="Calibri (Body)" style:font-name-complex="Calibri (Body)" fo:font-size="14pt" style:font-size-asian="14pt" style:font-size-complex="14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C00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 style:repeat-content="false"/>
      <style:paragraph-properties fo:text-align="center"/>
      <style:text-properties fo:color="#000000" style:font-name="Calibri (Body)" style:font-name-asian="Calibri (Body)" style:font-name-complex="Calibri (Body)"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color="#000000" style:font-name="Calibri (Body)" style:font-name-asian="Calibri (Body)" style:font-name-complex="Calibri (Body)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Calibri (Body)" style:font-name-asian="Calibri (Body)" style:font-name-complex="Calibri (Body)" fo:font-size="14pt" style:font-size-asian="14pt" style:font-size-complex="14pt"/>
    </style:style>
    <style:style style:name="ce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color="#808080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C00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color="#0070C0" style:font-name="Calibri (Body)" style:font-name-asian="Calibri (Body)" style:font-name-complex="Calibri (Body)" fo:font-size="24pt" style:font-size-asian="24pt" style:font-size-complex="2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color="#0070C0" style:font-name="Calibri (Body)" style:font-name-asian="Calibri (Body)" style:font-name-complex="Calibri (Body)" fo:font-size="24pt" style:font-size-asian="24pt" style:font-size-complex="24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206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206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206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color="#0070C0" style:font-name="Calibri (Body)" style:font-name-asian="Calibri (Body)" style:font-name-complex="Calibri (Body)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002060" style:repeat-content="false"/>
      <style:paragraph-properties fo:text-align="center"/>
      <style:text-properties fo:color="#000000"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 (Body)" style:font-name-asian="Calibri (Body)" style:font-name-complex="Calibri (Body)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C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FF0000" style:text-line-through-style="none" style:font-name="Calibri (Body)" style:font-name-asian="Calibri (Body)" style:font-name-complex="Calibri (Body)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11.2977083333333cm"/>
    </style:style>
    <style:style style:name="co3" style:family="table-column">
      <style:table-column-properties fo:break-before="auto" style:column-width="10.5304166666667cm"/>
    </style:style>
    <style:style style:name="co4" style:family="table-column">
      <style:table-column-properties fo:break-before="auto" style:column-width="18.6795833333333cm"/>
    </style:style>
    <style:style style:name="co5" style:family="table-column">
      <style:table-column-properties fo:break-before="auto" style:column-width="1.64041666666667cm"/>
    </style:style>
    <style:style style:name="ro1" style:family="table-row">
      <style:table-row-properties style:row-height="64.5pt" style:use-optimal-row-height="false" fo:break-before="auto"/>
    </style:style>
    <style:style style:name="ro2" style:family="table-row">
      <style:table-row-properties style:row-height="363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8">
            <text:p>(Shared file)</text:p>
          </table:table-cell>
          <table:table-cell office:value-type="string" table:number-columns-spanned="4" table:number-rows-spanned="1" table:style-name="ce36">
            <text:p>Final Project - Group Registration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37">
            <text:p><text:span text:style-name="T5">Note:</text:span></text:p>
            <text:p><text:span text:style-name="T4"/></text:p>
            <text:p>During the COMP1002 course, students will work on a final group project. The project instructions will be available on Blackboard. You must do the final project in a group of three. The final project (submission and presentation) is worth 20% of the final grade.</text:p>
            <text:p/>
            <text:p>Please join a group and work together to complete the project. Submissions must include all group members' full names, student numbers, and email addresses. Groups will present their final project in class.<text:s/><text:span text:style-name="T6">Those who fail to join a group by Sep 27th will be randomly assigned to a group.<text:s/></text:span></text:p>
            <text:p/>
            <text:p>To facilitate forming a group and finding your team members, a channel called "Find your groupmates" on Microsoft Teams has been created to communicate. Get your groups organized as soon as possible so that work on the project can begin sooner.<text:s/></text:p>
            <text:p/>
            <text:p>For a software developer to succeed, they should be able to work collaboratively in a team; this group project offers an opportunity to practice this essential soft skill. The evaluation includes a section on teamwork activities and presentations. Please be advised that completing the final project independently is not allowed. Kindly avoid making such requests.</text:p>
            <text:p/>
            <text:p>A GitHub repository should be used for code collaboration. Microsoft Teams is recommended for meetings.</text:p>
            <text:p>Use this shared file to register yourself in a group (full name, student number, email address, and GitHub repo link)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9">
            <text:p>COMP1002-11239</text:p>
            <text:p>24F HTML, CSS, &amp; JS - 01</text:p>
          </table:table-cell>
          <table:table-cell office:value-type="string" table:style-name="ce10">
            <text:p>Student#1</text:p>
          </table:table-cell>
          <table:table-cell office:value-type="string" table:style-name="ce10">
            <text:p>Student#2</text:p>
          </table:table-cell>
          <table:table-cell office:value-type="string" table:style-name="ce10">
            <text:p>Student#3</text:p>
          </table:table-cell>
          <table:table-cell office:value-type="string" table:style-name="ce11">
            <text:p>Link - Private GitHub Repo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4">
            <text:p>Group<text:s/><text:span text:style-name="T2">01</text:span></text:p>
          </table:table-cell>
          <table:table-cell table:style-name="ce5"/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2</text:span>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3</text:span>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4</text:span>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5</text:span>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6</text:span>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7</text:span>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08</text:span>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3">09</text:span>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5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Group<text:s/><text:span text:style-name="T2">10</text:span>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7">
            <text:p>Full Name <text:s/>- Student Number</text:p>
          </table:table-cell>
          <table:table-cell office:value-type="string" table:style-name="ce6">
            <text:p>link</text:p>
          </table:table-cell>
          <table:table-cell table:number-columns-repeated="16379"/>
        </table:table-row>
        <table:table-row table:style-name="ro4">
          <table:table-cell table:number-columns-spanned="5" table:number-rows-spanned="1" table:style-name="ce39"/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38">
            <text:p><text:span text:style-name="T6">Below</text:span><text:s/>is a list of students who could not join a group for any reason. Please list your Full Name and Student Number below. Those who cannot put together a group (by Friday, September 27th at 11:59 pm) will be randomly assigned to a group.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string" table:style-name="ce2">
            <text:p>Full Name <text:s/>- Student Number</text:p>
          </table:table-cell>
          <table:table-cell table:number-columns-spanned="3" table:number-rows-spanned="15" table:style-name="ce35"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2" table:style-name="ce12">
            <text:p>2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3" table:style-name="ce12">
            <text:p>3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4" table:style-name="ce12">
            <text:p>4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5" table:style-name="ce12">
            <text:p>5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6" table:style-name="ce12">
            <text:p>6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7" table:style-name="ce12">
            <text:p>7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9" table:style-name="ce12">
            <text:p>9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0" table:style-name="ce12">
            <text:p>10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1" table:style-name="ce12">
            <text:p>11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2" table:style-name="ce12">
            <text:p>12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4" table:style-name="ce12">
            <text:p>14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style-name="ro4">
          <table:table-cell office:value-type="float" office:value="15" table:style-name="ce12">
            <text:p>15</text:p>
          </table:table-cell>
          <table:table-cell office:value-type="string" table:style-name="ce2">
            <text:p>Full Name <text:s/>- Student Number</text:p>
          </table:table-cell>
          <table:covered-table-cell/>
          <table:covered-table-cell table:number-columns-repeated="2"/>
          <table:table-cell table:number-columns-repeated="16379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(Body)" svg:font-family="&quot;Calibri (Body)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3-02-03T12:51:07Z</meta:creation-date>
    <dc:date>2024-09-13T21:51:09Z</dc:date>
    <meta:user-defined meta:name="ContentTypeId">0x0101009BBA8F81C7AAFE48AB546E4AE21E2DE9</meta:user-defined>
  </office:meta>
</office:document-meta>
</file>